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Tahoma1" svg:font-family="Tahoma"/>
    <style:font-face style:name="Droid Sans Mono" svg:font-family="'Droid Sans Mono'"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Linux Libertine O" svg:font-family="'Linux Libertine O'" style:font-pitch="variable"/>
    <style:font-face style:name="Tahoma" svg:font-family="Tahoma" style:font-pitch="variable"/>
    <style:font-face style:name="Arial1" svg:font-family="Arial" style:font-family-generic="swiss" style:font-pitch="variable"/>
    <style:font-face style:name="Arial2" svg:font-family="Arial" style:font-adornments="Standard" style:font-family-generic="swiss" style:font-pitch="variable"/>
  </office:font-face-decls>
  <office:automatic-styles>
    <style:style style:name="P1" style:family="paragraph" style:parent-style-name="Footer">
      <style:paragraph-properties fo:margin-left="0.134cm" fo:margin-right="0cm" fo:text-indent="0cm" style:auto-text-indent="false">
        <style:tab-stops>
          <style:tab-stop style:position="8.472cm" style:type="center"/>
          <style:tab-stop style:position="16.596cm" style:type="right"/>
        </style:tab-stops>
      </style:paragraph-properties>
      <style:text-properties style:font-name="Linux Libertine O" fo:font-size="14pt" style:font-size-asian="15.25pt" style:font-size-complex="15.25pt"/>
    </style:style>
    <style:style style:name="P2" style:family="paragraph" style:parent-style-name="Footer">
      <style:paragraph-properties fo:margin-left="0.134cm" fo:margin-right="0cm" fo:text-indent="0cm" style:auto-text-indent="false">
        <style:tab-stops>
          <style:tab-stop style:position="8.472cm" style:type="center"/>
          <style:tab-stop style:position="16.596cm" style:type="right"/>
        </style:tab-stops>
      </style:paragraph-properties>
      <style:text-properties style:font-name="Arial1" fo:font-size="14pt" style:font-size-asian="15.25pt" style:font-size-complex="15.25pt"/>
    </style:style>
    <style:style style:name="P3" style:family="paragraph" style:parent-style-name="Header" style:master-page-name="">
      <style:paragraph-properties fo:text-align="center" style:justify-single-word="false" style:page-number="auto" fo:break-before="page" fo:padding="0.049cm" fo:border-left="none" fo:border-right="none" fo:border-top="0.51pt solid #666666" fo:border-bottom="0.06pt solid #000000" style:shadow="none" style:join-border="false">
        <style:tab-stops>
          <style:tab-stop style:position="8.419cm" style:type="center"/>
          <style:tab-stop style:position="17.59cm" style:type="right"/>
        </style:tab-stops>
      </style:paragraph-properties>
      <style:text-properties style:font-name="Arial1" fo:font-size="16pt" style:font-size-asian="16pt" style:font-size-complex="16pt"/>
    </style:style>
    <style:style style:name="P4" style:family="paragraph" style:parent-style-name="Standard">
      <style:text-properties style:font-name="Liberation Mono" fo:font-size="11pt" style:font-size-asian="11pt" style:font-size-complex="11pt"/>
    </style:style>
    <style:style style:name="P5" style:family="paragraph" style:parent-style-name="Preformatted_20_Text">
      <style:text-properties style:font-name="Liberation Mono" fo:font-size="11pt" style:font-size-asian="11pt" style:font-size-complex="11pt"/>
    </style:style>
    <style:style style:name="P6" style:family="paragraph" style:parent-style-name="Preformatted_20_Text">
      <style:paragraph-properties fo:margin-top="0cm" fo:margin-bottom="0.499cm" loext:contextual-spacing="false"/>
    </style:style>
    <style:style style:name="P7" style:family="paragraph" style:parent-style-name="Text_20_body">
      <style:paragraph-properties fo:margin-left="0cm" fo:margin-right="0cm" fo:text-indent="0cm" style:auto-text-indent="false"/>
      <style:text-properties style:font-name="Liberation Mono" fo:font-size="11pt" style:font-size-asian="11pt" style:font-size-complex="11pt"/>
    </style:style>
    <style:style style:name="P8" style:family="paragraph" style:parent-style-name="Standard" style:master-page-name="TitlePage">
      <style:paragraph-properties style:page-number="auto"/>
    </style:style>
    <style:style style:name="P9" style:family="paragraph" style:parent-style-name="Heading" style:master-page-name="TitlePage">
      <style:paragraph-properties fo:text-align="center" style:justify-single-word="false" style:page-number="auto" fo:break-before="page"/>
      <style:text-properties fo:font-weight="bold" style:font-weight-asian="bold" style:font-weight-complex="bold"/>
    </style:style>
    <style:style style:name="P10" style:family="paragraph" style:parent-style-name="Text_20_body" style:list-style-name="L1"/>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
      <text:p text:style-name="Standard"/>
      <text:p text:style-name="Standard">I recently had a project which involved reading via an FTDI chip. I also tried using libftdi but found out that it is much simpler to use /dev/ttyUSB* for reading and writing. This way, you can use QFile('/dev/ttyUSB*') to write and read. You can also check if the device actually exists and it won't segfault. Of course, this is not a very 'Platform independent' way. To get a platform independent method, you can use a Serial library for Qt.</text:p>
      <text:p text:style-name="Standard"/>
      <text:p text:style-name="Standard"/>
      <text:p text:style-name="Standard"/>
      <text:p text:style-name="Standard"/>
      <text:p text:style-name="Standard"/>
      <text:p text:style-name="P4">++++++++++++++++++++++++++++++++++++++++++++++++++++++++++++++++++++++++++++++++++++++++++++++++++++++++++++++++++++</text:p>
      <text:p text:style-name="P4">Search: <text:s/>qt sqlite driver function regex</text:p>
      <text:p text:style-name="P4"/>
      <text:p text:style-name="P4">++++++++++++++++++++++++++++++++++++++++++++++++++++++++++++++++++++++++++++++++++++++++++++++++++++++++++++++++++++</text:p>
      <text:p text:style-name="P4"/>
      <text:p text:style-name="P4">http://stackoverflow.com/questions/6288287/sqlite-in-c-and-supporting-regexp</text:p>
      <text:p text:style-name="P7"/>
      <text:p text:style-name="P7">I'm using <text:span text:style-name="Source_20_Text">sqlite3</text:span> in <text:span text:style-name="Source_20_Text">C</text:span> and I'd like to add support for the <text:span text:style-name="Source_20_Text">REGEXP</text:span> operator. By default, a user defined function <text:span text:style-name="Source_20_Text">regexp()</text:span> is not present and calling <text:span text:style-name="Source_20_Text">REGEXP</text:span> will usually result in an error (according to the SQLite pages).</text:p>
      <text:list xml:id="list5241525100602312081" text:style-name="L1">
        <text:list-item>
          <text:p text:style-name="P10">How do I add a <text:span text:style-name="Source_20_Text">regexp</text:span> function to support <text:span text:style-name="Source_20_Text">REGEXP</text:span>? Presumably I will do this via the <text:span text:style-name="Source_20_Text">sqlite3_create_function</text:span> call, but I don't know what the application-defined <text:span text:style-name="Source_20_Text">regexp()</text:span> will look like.</text:p>
        </text:list-item>
        <text:list-item>
          <text:p text:style-name="P10">Can I use a function from <text:span text:style-name="Source_20_Text">regex.h</text:span> with <text:span text:style-name="Source_20_Text">sqlite3_create_function</text:span> and how? Any function I pass to SQLite has to take three arguments of type sqlite3_context*, int, sqlite3_value**. However, the SQLite documents don't seem to explain the meaning of these parameters.</text:p>
        </text:list-item>
        <text:list-item>
          <text:p text:style-name="P10">Is there sample code for a <text:span text:style-name="Source_20_Text">C</text:span> <text:span text:style-name="Source_20_Text">regexp()</text:span> function?</text:p>
        </text:list-item>
      </text:list>
      <text:p text:style-name="P4"/>
      <text:p text:style-name="P5"><text:span text:style-name="Source_20_Text">static void user_regexp(sqlite3_context *context, int argc, sqlite3_value **argv)</text:span></text:p>
      <text:p text:style-name="Preformatted_20_Text"><text:span text:style-name="Source_20_Text">{</text:span></text:p>
      <text:p text:style-name="Preformatted_20_Text"><text:span text:style-name="Source_20_Text"><text:s text:c="4"/>struct re_pattern_buffer buffer;</text:span></text:p>
      <text:p text:style-name="Preformatted_20_Text"><text:span text:style-name="Source_20_Text"><text:s text:c="4"/>const char *out;</text:span></text:p>
      <text:p text:style-name="Preformatted_20_Text"><text:span text:style-name="Source_20_Text"><text:s text:c="4"/>char *pattern;</text:span></text:p>
      <text:p text:style-name="Preformatted_20_Text"><text:soft-page-break/><text:span text:style-name="Source_20_Text"><text:s text:c="4"/>char *input_string;</text:span></text:p>
      <text:p text:style-name="Preformatted_20_Text"><text:span text:style-name="Source_20_Text"><text:s text:c="4"/>char *result;</text:span></text:p>
      <text:p text:style-name="Preformatted_20_Text"><text:span text:style-name="Source_20_Text"><text:s text:c="4"/>struct re_registers regs;</text:span></text:p>
      <text:p text:style-name="Preformatted_20_Text"/>
      <text:p text:style-name="Preformatted_20_Text"><text:span text:style-name="Source_20_Text"><text:s text:c="4"/>if ((sqlite3_value_type(argv[0]) != SQLITE_TEXT )</text:span></text:p>
      <text:p text:style-name="Preformatted_20_Text"><text:span text:style-name="Source_20_Text"><text:s text:c="9"/>|| ((sqlite3_value_type(argv[1]) != SQLITE_TEXT ))</text:span></text:p>
      <text:p text:style-name="Preformatted_20_Text"><text:span text:style-name="Source_20_Text"><text:s text:c="4"/>{</text:span></text:p>
      <text:p text:style-name="Preformatted_20_Text"><text:span text:style-name="Source_20_Text"><text:s text:c="8"/>sqlite3_result_err("Improper argument types");</text:span></text:p>
      <text:p text:style-name="Preformatted_20_Text"><text:span text:style-name="Source_20_Text"><text:s text:c="8"/>return;</text:span></text:p>
      <text:p text:style-name="Preformatted_20_Text"><text:span text:style-name="Source_20_Text"><text:s text:c="4"/>}</text:span></text:p>
      <text:p text:style-name="Preformatted_20_Text"/>
      <text:p text:style-name="Preformatted_20_Text"><text:span text:style-name="Source_20_Text"><text:s text:c="4"/>re_set_syntax(RE_SYNTAX_POSIX_EGREP);</text:span></text:p>
      <text:p text:style-name="Preformatted_20_Text"><text:span text:style-name="Source_20_Text"><text:s text:c="4"/>memset(&amp;buffer, 0, sizeof (buffer));</text:span></text:p>
      <text:p text:style-name="Preformatted_20_Text"><text:span text:style-name="Source_20_Text"><text:s text:c="4"/>if (!(pattern = strdupa(sqlite3_value_text(argv[0])))</text:span></text:p>
      <text:p text:style-name="Preformatted_20_Text"><text:span text:style-name="Source_20_Text"><text:s text:c="8"/>|| !(input_string = strdupa(sqlite3_value_text(argv[1]))))</text:span></text:p>
      <text:p text:style-name="Preformatted_20_Text"><text:span text:style-name="Source_20_Text"><text:s text:c="4"/>{</text:span></text:p>
      <text:p text:style-name="Preformatted_20_Text"><text:span text:style-name="Source_20_Text"><text:s text:c="8"/>sqlite3_result_err_nomem("Could not allocate memory for strings");</text:span></text:p>
      <text:p text:style-name="Preformatted_20_Text"><text:span text:style-name="Source_20_Text"><text:s text:c="8"/>return;</text:span></text:p>
      <text:p text:style-name="Preformatted_20_Text"><text:span text:style-name="Source_20_Text"><text:s text:c="4"/>}</text:span></text:p>
      <text:p text:style-name="Preformatted_20_Text"/>
      <text:p text:style-name="Preformatted_20_Text"><text:span text:style-name="Source_20_Text"><text:s text:c="4"/>if ((out = re_compile_pattern(pattern, strlen(pattern), &amp;buffer))</text:span></text:p>
      <text:p text:style-name="Preformatted_20_Text"><text:span text:style-name="Source_20_Text"><text:s text:c="4"/>{</text:span></text:p>
      <text:p text:style-name="Preformatted_20_Text"><text:span text:style-name="Source_20_Text"><text:s text:c="8"/>sqlite3_result_err("Could not compile pattern!");</text:span></text:p>
      <text:p text:style-name="Preformatted_20_Text"><text:span text:style-name="Source_20_Text"><text:s text:c="8"/>return;</text:span></text:p>
      <text:p text:style-name="Preformatted_20_Text"><text:span text:style-name="Source_20_Text"><text:s text:c="4"/>}</text:span></text:p>
      <text:p text:style-name="Preformatted_20_Text"/>
      <text:p text:style-name="Preformatted_20_Text"><text:span text:style-name="Source_20_Text"><text:s text:c="4"/>if (re_match(&amp;buffer, input_string, strlen(input_string), 0, &amp;regs) &lt; 0) </text:span></text:p>
      <text:p text:style-name="Preformatted_20_Text"><text:span text:style-name="Source_20_Text"><text:s text:c="8"/>sqlite3_result_int64(context, 0);</text:span></text:p>
      <text:p text:style-name="Preformatted_20_Text"><text:span text:style-name="Source_20_Text"><text:s text:c="4"/>else </text:span></text:p>
      <text:p text:style-name="Preformatted_20_Text"><text:span text:style-name="Source_20_Text"><text:s text:c="4"/>{</text:span></text:p>
      <text:p text:style-name="Preformatted_20_Text"><text:span text:style-name="Source_20_Text"><text:s text:c="8"/>result = strndupa(input_string + regs.start[0], regs.end[0] - regs.start[0]); <text:s text:c="3"/></text:span></text:p>
      <text:p text:style-name="Preformatted_20_Text"><text:span text:style-name="Source_20_Text"><text:s text:c="8"/>sqlite3_result_text(context, result, NULL, SQLITE_TRANSIENT);</text:span></text:p>
      <text:p text:style-name="Preformatted_20_Text"><text:span text:style-name="Source_20_Text"><text:s text:c="4"/>}</text:span></text:p>
      <text:p text:style-name="P6"><text:span text:style-name="Source_20_Text">}</text:span></text:p>
      <text:p text:style-name="P4"/>
      <text:p text:style-name="P4"/>
      <text:p text:style-name="P4">+++++++++++++++++++++++++++++++++++++++++++++++++++++++++++++++++++++++++++++++++++++++++++++++++++++++++</text:p>
      <text:p text:style-name="P4">http://www.archivum.info/qt-interest@trolltech.com/2008-12/00584/Re-%28Qt-interest%29-Qt-Sqlite-UserDefinedFunction.html </text:p>
      <text:p text:style-name="P4">Sorry for the delay, have been busy, but, a code snippet may lead you down the right track, in this case, we're installing custom sorting, but the steps are the same: </text:p>
      <text:p text:style-name="P4"><text:soft-page-break/></text:p>
      <text:p text:style-name="P4">void installSorting( QSqlDatabase &amp;db) </text:p>
      <text:p text:style-name="P4">{ </text:p>
      <text:p text:style-name="P4"><text:s text:c="2"/>int sqliteLocaleAwareCompare(void*, int ll, const void *l, int rl, const void *r); </text:p>
      <text:p text:style-name="P4"><text:s text:c="2"/>QVariant v = db.driver()-&gt;handle(); </text:p>
      <text:p text:style-name="P4"><text:s text:c="2"/>if (v.isValid() &amp;&amp; strcmp(v.typeName(), "sqlite3*") == 0) </text:p>
      <text:p text:style-name="P4"><text:s text:c="4"/>{ </text:p>
      <text:p text:style-name="P4"><text:s text:c="6"/>// v.data() returns a pointer to the handle </text:p>
      <text:p text:style-name="P4"><text:s text:c="6"/>sqlite3 *handle = *static_cast&lt;sqlite3 **&gt;(v.data()); </text:p>
      <text:p text:style-name="P4"><text:s text:c="6"/>if (handle != 0) </text:p>
      <text:p text:style-name="P4"><text:s text:c="8"/>{ // check that it is not NULL </text:p>
      <text:p text:style-name="P4"><text:s text:c="10"/>int result = sqlite3_create_collation(handle, "localeAwareCompare", SQLITE_UTF16, </text:p>
      <text:p text:style-name="P4"><text:s text:c="48"/>0, sqliteLocaleAwareCompare); </text:p>
      <text:p text:style-name="P4"><text:s text:c="8"/>} </text:p>
      <text:p text:style-name="P4"><text:s text:c="6"/>if (result != SQLITE_OK) </text:p>
      <text:p text:style-name="P4"><text:s text:c="8"/>{ </text:p>
      <text:p text:style-name="P4"><text:s text:c="10"/>qWarning() &lt;&lt; "Could not add string collation function: " &lt;&lt; result; </text:p>
      <text:p text:style-name="P4"><text:s text:c="8"/>} </text:p>
      <text:p text:style-name="P4"><text:s text:c="6"/>else </text:p>
      <text:p text:style-name="P4"><text:s text:c="7"/>{ </text:p>
      <text:p text:style-name="P4"><text:s text:c="9"/>qWarning() &lt;&lt; "Could not get sqlite handle"; </text:p>
      <text:p text:style-name="P4"><text:s text:c="7"/>} </text:p>
      <text:p text:style-name="P4"><text:s text:c="4"/>} </text:p>
      <text:p text:style-name="P4"><text:s text:c="2"/>else </text:p>
      <text:p text:style-name="P4"><text:s text:c="3"/>{ </text:p>
      <text:p text:style-name="P4"><text:s text:c="5"/>qWarning() &lt;&lt; "handle variant returned typename " &lt;&lt; v.typeName(); </text:p>
      <text:p text:style-name="P4"><text:s text:c="3"/>} </text:p>
      <text:p text:style-name="P4">} </text:p>
      <text:p text:style-name="P4"/>
      <text:p text:style-name="P4"/>
      <text:p text:style-name="P4">http://stackoverflow.com/questions/6289623/using-sqlite-custom-functions-with-qt?lq=1 </text:p>
      <text:p text:style-name="P4">I'm trying to create a custom function for a SQLite database I'm using with Qt. </text:p>
      <text:p text:style-name="P4">I found information on how to create the function and it seems to work correctly on a x86 system. </text:p>
      <text:p text:style-name="P4">Instead, it seems to be failing with a segfault on an ARM device. </text:p>
      <text:p text:style-name="P4">This is the code I wrote: </text:p>
      <text:p text:style-name="P4"/>
      <text:p text:style-name="P4">static bool createSQLiteFunctions(QSqlDatabase&amp; db) </text:p>
      <text:p text:style-name="P4">{ </text:p>
      <text:p text:style-name="P4"><text:s text:c="2"/>// Get handle to the driver and check it is both valid and refers to SQLite3. </text:p>
      <text:p text:style-name="P4"><text:s text:c="2"/>QVariant v = db.driver()-&gt;handle(); </text:p>
      <text:p text:style-name="P4"><text:soft-page-break/><text:s text:c="2"/>if (!v.isValid() || qstrcmp(v.typeName(), "sqlite3*") != 0) </text:p>
      <text:p text:style-name="P4"><text:s text:c="4"/>{ </text:p>
      <text:p text:style-name="P4"><text:s text:c="6"/>LOG_WARNING("Cannot get a sqlite3 handle to the driver."); </text:p>
      <text:p text:style-name="P4"><text:s text:c="6"/>return false; </text:p>
      <text:p text:style-name="P4"><text:s text:c="4"/>} </text:p>
      <text:p text:style-name="P4"/>
      <text:p text:style-name="P4"><text:s text:c="2"/>// Create a handler and attach functions. </text:p>
      <text:p text:style-name="P4"><text:s text:c="2"/>sqlite3* handler = *static_cast&lt;sqlite3**&gt;(v.data()); </text:p>
      <text:p text:style-name="P4"><text:s text:c="2"/>if (!handler) </text:p>
      <text:p text:style-name="P4"><text:s text:c="4"/>{ </text:p>
      <text:p text:style-name="P4"><text:s text:c="6"/>LOG_WARNING("Cannot get a sqlite3 handler."); </text:p>
      <text:p text:style-name="P4"><text:s text:c="6"/>return false; </text:p>
      <text:p text:style-name="P4"><text:s text:c="4"/>} </text:p>
      <text:p text:style-name="P4"/>
      <text:p text:style-name="P4"><text:s text:c="2"/>// Check validity of the state. </text:p>
      <text:p text:style-name="P4"><text:s text:c="2"/>if (!db.isValid()) </text:p>
      <text:p text:style-name="P4"><text:s text:c="4"/>{ </text:p>
      <text:p text:style-name="P4"><text:s text:c="6"/>LOG_ERROR("Cannot create SQLite custom functions: db object is not valid."); </text:p>
      <text:p text:style-name="P4"><text:s text:c="6"/>return false; </text:p>
      <text:p text:style-name="P4"><text:s text:c="4"/>} </text:p>
      <text:p text:style-name="P4"/>
      <text:p text:style-name="P4"><text:s text:c="2"/>if (!db.isOpen()) </text:p>
      <text:p text:style-name="P4"><text:s text:c="4"/>{ </text:p>
      <text:p text:style-name="P4"><text:s text:c="6"/>LOG_ERROR("Cannot create SQLite custom functions: db object is not open."); </text:p>
      <text:p text:style-name="P4"><text:s text:c="6"/>return false; </text:p>
      <text:p text:style-name="P4"><text:s text:c="4"/>} </text:p>
      <text:p text:style-name="P4"/>
      <text:p text:style-name="P4"><text:s text:c="2"/>if(sqlite3_create_function(handler, "_deleteFile", 1, SQLITE_ANY, 0, &amp;_sqlite3DeleteFile, 0, 0)) </text:p>
      <text:p text:style-name="P4"><text:s text:c="4"/>{ </text:p>
      <text:p text:style-name="P4"><text:s text:c="6"/>LOG_ERROR("Cannot create SQLite functions: sqlite3_create_function failed."); </text:p>
      <text:p text:style-name="P4"><text:s text:c="6"/>return true; </text:p>
      <text:p text:style-name="P4"><text:s text:c="4"/>} </text:p>
      <text:p text:style-name="P4"/>
      <text:p text:style-name="P4"/>
      <text:p text:style-name="P4">As others pointed out already, REGEXP calls a user defined function which must first be defined and loaded into the the database. Maybe some sqlite distributions or GUI tools include it by default, but my Ubuntu install did not. The solution was </text:p>
      <text:p text:style-name="P4"/>
      <text:p text:style-name="P4">sudo apt-get install sqlite3-pcre </text:p>
      <text:p text:style-name="P4"/>
      <text:p text:style-name="P4"><text:soft-page-break/>which implements Perl regular expressions in a loadable module in /usr/lib/sqlite3/pcre.so </text:p>
      <text:p text:style-name="P4"/>
      <text:p text:style-name="P4">To be able to use it, you have to load it each time you open the database: </text:p>
      <text:p text:style-name="P4"/>
      <text:p text:style-name="P4">.load /usr/lib/sqlite3/pcre.so </text:p>
      <text:p text:style-name="P4"/>
      <text:p text:style-name="P4">Or you could put that line into your ~/.sqliterc. </text:p>
      <text:p text:style-name="P4"/>
      <text:p text:style-name="P4">Now you can query like this: </text:p>
      <text:p text:style-name="P4"/>
      <text:p text:style-name="P4">SELECT fld FROM tbl WHERE fld REGEXP '\b3\b'; </text:p>
      <text:p text:style-name="P4"/>
      <text:p text:style-name="P4"/>
      <text:p text:style-name="P4">Another load option: I created a view with this: </text:p>
      <text:p text:style-name="P4">SELECT load_extension('/usr/lib/sqlite3/pcre.so'); </text:p>
      <text:p text:style-name="P4">That way when I use a GUI based entry point to the DB (like SQLite Manager in Firefox), I have a way to load the REGEXP capability. – Paulb May 22 at 10:39 </text:p>
      <text:p text:style-name="P4"/>
      <text:p text:style-name="P4">http://www.sqlite.org/cvstrac/wiki?p=LoadableExtensions </text:p>
      <text:p text:style-name="P4"/>
      <text:p text:style-name="P4">http://de.softuses.com/78047 </text:p>
      <text:p text:style-name="P4"/>
      <text:p text:style-name="P4">+++++++++++++++++++++++++++++++++++++++++++++++++++++++++++++++++++++++++++++++++++ </text:p>
      <text:p text:style-name="P4">&gt; How do I create a user defined function for SQLite using Qt? </text:p>
      <text:p text:style-name="P4">&gt; I would like to define the REGEXP using Qt behind. </text:p>
      <text:p text:style-name="P4"/>
      <text:p text:style-name="P4">Sorry for the delay, have been busy, but, a code snippet may lead you </text:p>
      <text:p text:style-name="P4">down the right track, in this case, we're installing custom sorting, but </text:p>
      <text:p text:style-name="P4">the steps are the same: </text:p>
      <text:p text:style-name="P4"><text:s/></text:p>
      <text:p text:style-name="P4">void installSorting( QSqlDatabase &amp;db) </text:p>
      <text:p text:style-name="P4">{ </text:p>
      <text:p text:style-name="P4"><text:s text:c="8"/>int sqliteLocaleAwareCompare(void *, int ll, const void *l, int </text:p>
      <text:p text:style-name="P4">rl, const void *r); </text:p>
      <text:p text:style-name="P4"><text:s text:c="8"/>QVariant v = db.driver()-&gt;handle(); </text:p>
      <text:p text:style-name="P4"><text:s text:c="8"/>if (v.isValid() &amp;&amp; strcmp(v.typeName(), "sqlite3*") == 0) { </text:p>
      <text:p text:style-name="P4"><text:s text:c="12"/>// v.data() returns a pointer to the handle </text:p>
      <text:p text:style-name="P4"><text:s text:c="12"/>sqlite3 *handle = *static_cast&lt;sqlite3 **&gt;(v.data()); </text:p>
      <text:p text:style-name="P4"><text:s text:c="12"/>if (handle != 0) { // check that it is not NULL </text:p>
      <text:p text:style-name="P4"><text:s text:c="16"/>int result = sqlite3_create_collation( </text:p>
      <text:p text:style-name="P4"><text:soft-page-break/><text:s text:c="24"/>handle, </text:p>
      <text:p text:style-name="P4"><text:s text:c="24"/>"localeAwareCompare", </text:p>
      <text:p text:style-name="P4"><text:s text:c="24"/>SQLITE_UTF16, // ANY would be nice, but we only </text:p>
      <text:p text:style-name="P4">encode in 16 anyway. </text:p>
      <text:p text:style-name="P4"><text:s text:c="24"/>0, </text:p>
      <text:p text:style-name="P4"><text:s text:c="24"/>sqliteLocaleAwareCompare); </text:p>
      <text:p text:style-name="P4"><text:s text:c="16"/>if (result != SQLITE_OK) </text:p>
      <text:p text:style-name="P4"><text:s text:c="20"/>qWarning() &lt;&lt; "Could not add string collation </text:p>
      <text:p text:style-name="P4">function: " &lt;&lt; result; </text:p>
      <text:p text:style-name="P4"><text:s text:c="12"/>} else { </text:p>
      <text:p text:style-name="P4"><text:s text:c="16"/>qWarning() &lt;&lt; "Could not get sqlite handle"; </text:p>
      <text:p text:style-name="P4"><text:s text:c="12"/>} </text:p>
      <text:p text:style-name="P4"><text:s text:c="8"/>} else { </text:p>
      <text:p text:style-name="P4"><text:s text:c="12"/>qWarning() &lt;&lt; "handle variant returned typename " &lt;&lt; </text:p>
      <text:p text:style-name="P4">v.typeName(); </text:p>
      <text:p text:style-name="P4"><text:s text:c="8"/>} </text:p>
      <text:p text:style-name="P4">} </text:p>
      <text:p text:style-name="P4"/>
      <text:p text:style-name="P4">-- </text:p>
      <text:p text:style-name="P4">Bill King, Software Engineer </text:p>
      <text:p text:style-name="P4">Qt Software, Nokia Pty Ltd </text:p>
      <text:p text:style-name="P4">Brisbane Office </text:p>
      <text:p text:style-name="P4"/>
      <text:p text:style-name="P4"/>
      <text:p text:style-name="P4">++++++++++++++++++++++++++++++++++++++++++++++++++++++++++++++++++++++++++++++++++++++++++++++++ </text:p>
      <text:p text:style-name="P4">http://spointeau.blogspot.de/2010/05/how-to-implement-regex-replace-as.html </text:p>
      <text:p text:style-name="P4">I am currently implementing a sqlite dll extension for having the regexp replace... </text:p>
      <text:p text:style-name="P4">it is so useful that I decided to share it with you all. </text:p>
      <text:p text:style-name="P4"/>
      <text:p text:style-name="P4">first of all, I went with boost + icu because I met some issues with Qt. I still didn't find any workaround for using Qt... </text:p>
      <text:p text:style-name="P4"/>
      <text:p text:style-name="P4">I am working on a mac os x 10.6.3 and I don't know if it works on other platform, maybe yes, maybe not... Let me know :-) </text:p>
      <text:p text:style-name="P4"/>
      <text:p text:style-name="P4">I made a c++ file that I named sqliteextensions.cpp </text:p>
      <text:p text:style-name="P4"/>
      <text:p text:style-name="P4">#include "/usr/local/include/sqlite3ext.h" </text:p>
      <text:p text:style-name="P4">SQLITE_EXTENSION_INIT1 </text:p>
      <text:p text:style-name="P4"/>
      <text:p text:style-name="P4"><text:soft-page-break/>#include </text:p>
      <text:p text:style-name="P4">#include </text:p>
      <text:p text:style-name="P4">#include </text:p>
      <text:p text:style-name="P4">using namespace std; </text:p>
      <text:p text:style-name="P4"/>
      <text:p text:style-name="P4">extern "C" void sqlite3_regexp_replace(sqlite3_context *context, int argc, sqlite3_value **argv){ </text:p>
      <text:p text:style-name="P4">UnicodeString column_value_uft8 = UnicodeString::fromUTF8((const char*)sqlite3_value_text(argv[0])); </text:p>
      <text:p text:style-name="P4">const unsigned char* pattern_utf8 = sqlite3_value_text(argv[1]); </text:p>
      <text:p text:style-name="P4">UnicodeString pattern_replace_utf8 = UnicodeString::fromUTF8((const char*)sqlite3_value_text(argv[2])); </text:p>
      <text:p text:style-name="P4">const boost::u32regex e = boost::make_u32regex(pattern_utf8); //from docs: UTF-8 when char size = 1 </text:p>
      <text:p text:style-name="P4">UnicodeString us = boost::u32regex_replace(column_value_uft8, e, pattern_replace_utf8); </text:p>
      <text:p text:style-name="P4">string cs; </text:p>
      <text:p text:style-name="P4">us.toUTF8String(cs); </text:p>
      <text:p text:style-name="P4"/>
      <text:p text:style-name="P4">sqlite3_result_text( context, cs.c_str(), -1, SQLITE_TRANSIENT ); </text:p>
      <text:p text:style-name="P4">} </text:p>
      <text:p text:style-name="P4"/>
      <text:p text:style-name="P4">extern "C" int sqlite3_extension_init( </text:p>
      <text:p text:style-name="P4">sqlite3 *db, </text:p>
      <text:p text:style-name="P4">char **pzErrMsg, </text:p>
      <text:p text:style-name="P4">const sqlite3_api_routines *pApi </text:p>
      <text:p text:style-name="P4">){ </text:p>
      <text:p text:style-name="P4">SQLITE_EXTENSION_INIT2(pApi) </text:p>
      <text:p text:style-name="P4">sqlite3_create_function(db, "regexp_replace", 3, SQLITE_UTF8, 0, sqlite3_regexp_replace, 0, 0); </text:p>
      <text:p text:style-name="P4">return 0; </text:p>
      <text:p text:style-name="P4">} </text:p>
      <text:p text:style-name="P4"/>
      <text:p text:style-name="P4">then you compile this file using the command line below: </text:p>
      <text:p text:style-name="P4"/>
      <text:p text:style-name="P4">g++ -O3 -shared src/sqliteextensions.cpp \ </text:p>
      <text:p text:style-name="P4">-arch x86_64 -Xarch_x86_64 \ </text:p>
      <text:p text:style-name="P4">-framework CoreFoundation \ </text:p>
      <text:p text:style-name="P4">-L/usr/local/lib/ -lboost_regex \ </text:p>
      <text:p text:style-name="P4">-licudata -licui18n -licuio -licule -liculx -licutu -licuuc \ </text:p>
      <text:p text:style-name="P4">-o ../libsqliteextensions.dylib </text:p>
      <text:p text:style-name="P4"/>
      <text:p text:style-name="P4">now run sqlite3 (for me located in /usr/local/bin/ to have the latest version that I installed) </text:p>
      <text:p text:style-name="P4">and type this command: </text:p>
      <text:p text:style-name="P4"/>
      <text:p text:style-name="P4">.load ../../libsqliteextensions.dylib </text:p>
      <text:p text:style-name="P4"><text:soft-page-break/></text:p>
      <text:p text:style-name="P4">now you can use the regexp_replace function like: </text:p>
      <text:p text:style-name="P4"/>
      <text:p text:style-name="P4">update mytable set myfield = regexp_replace(myfield,'^[ \t]+','') </text:p>
      <text:p text:style-name="P4"/>
      <text:p text:style-name="P4">... and much more ... That's really great, isn't it? </text:p>
      <text:p text:style-name="P4">it made my day :-) </text:p>
      <text:p text:style-name="P4"/>
      <text:p text:style-name="P4">I forgot to mention that I used ICU 4.2 and boost 1.43. </text:p>
      <text:p text:style-name="P4">boost has been compiled with ICU, to make the regex lib aware of unicode. </text:p>
      <text:p text:style-name="P4"/>
      <text:p text:style-name="P4">Write to you soon. </text:p>
      <text:p text:style-name="P4">Sylv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tarSymbol" svg:font-family="StarSymbol"/>
    <style:font-face style:name="Tahoma1" svg:font-family="Tahoma"/>
    <style:font-face style:name="Droid Sans Mono" svg:font-family="'Droid Sans Mono'"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Linux Libertine O" svg:font-family="'Linux Libertine O'" style:font-pitch="variable"/>
    <style:font-face style:name="Tahoma" svg:font-family="Tahoma" style:font-pitch="variable"/>
    <style:font-face style:name="Arial1" svg:font-family="Arial" style:font-family-generic="swiss" style:font-pitch="variable"/>
    <style:font-face style:name="Arial2" svg:font-family="Arial" style:font-adornments="Standard" style:font-family-generic="swiss" style:font-pitch="variable"/>
  </office:font-face-decls>
  <office:styles>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499cm" fo:margin-right="0cm" fo:margin-top="0cm" fo:margin-bottom="0.212cm" loext:contextual-spacing="false" fo:text-indent="0cm" style:auto-text-indent="false" style:page-number="auto">
        <style:tab-stops/>
      </style:paragraph-properties>
      <style:text-properties style:font-name="Arial2" fo:font-family="Arial"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style:tab-stops>
          <style:tab-stop style:position="1cm"/>
        </style:tab-stops>
      </style:paragraph-properties>
      <style:text-properties fo:font-size="120%" fo:language="de" fo:country="D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1cm"/>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ab-stops>
          <style:tab-stop style:position="1.199cm"/>
        </style:tab-stops>
      </style:paragraph-properties>
      <style:text-properties fo:font-size="14pt" fo:language="de" fo:country="DE"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tab-stops>
          <style:tab-stop style:position="2.469cm"/>
        </style:tab-stops>
      </style:paragraph-properties>
      <style:text-properties fo:font-size="85%" fo:language="de" fo:country="DE"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tab-stop style:position="2.469cm"/>
        </style:tab-stops>
      </style:paragraph-properties>
      <style:text-properties fo:font-size="85%" fo:language="de" fo:country="DE" fo:font-weight="bold" style:font-size-asian="85%" style:font-weight-asian="bold" style:font-size-complex="8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padding="0.049cm" fo:border-left="none" fo:border-right="none" fo:border-top="none" fo:border-bottom="0.51pt solid #666666" style:shadow="none"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99cm" fo:margin-right="0cm" fo:margin-top="0cm" fo:margin-bottom="0cm" loext:contextual-spacing="false" fo:text-indent="0cm" style:auto-text-indent="false" style:page-number="auto">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fo:font-weight="bold"/>
    </style:style>
    <style:style style:name="Contents_20_2" style:display-name="Contents 2" style:family="paragraph" style:parent-style-name="Index" style:class="index">
      <style:paragraph-properties fo:margin-left="0.1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style:style>
    <style:style style:name="Contents_20_3" style:display-name="Contents 3" style:family="paragraph" style:parent-style-name="Index" style:class="index" style:master-page-name="">
      <style:paragraph-properties fo:margin-left="0.199cm" fo:margin-right="0cm" fo:margin-top="0cm" fo:margin-bottom="0cm" loext:contextual-spacing="false" fo:text-indent="0cm" style:auto-text-indent="false" style:page-number="auto">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style:style>
    <style:style style:name="Contents_20_4" style:display-name="Contents 4" style:family="paragraph" style:parent-style-name="Index" style:class="index">
      <style:paragraph-properties fo:margin-left="0.1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style:style>
    <style:style style:name="Contents_20_5" style:display-name="Contents 5" style:family="paragraph" style:parent-style-name="Index" style:class="index">
      <style:paragraph-properties fo:margin-left="0.1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style:style>
    <style:style style:name="Contents_20_6" style:display-name="Contents 6" style:family="paragraph" style:parent-style-name="Index" style:class="index">
      <style:paragraph-properties fo:margin-left="0.1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style:style>
    <style:style style:name="Contents_20_7" style:display-name="Contents 7" style:family="paragraph" style:parent-style-name="Index" style:class="index" style:master-page-name="">
      <loext:graphic-properties draw:fill="none" draw:fill-color="#99ccff"/>
      <style:paragraph-properties fo:margin-left="0.199cm" fo:margin-right="0cm" fo:margin-top="0cm" fo:margin-bottom="0cm" loext:contextual-spacing="false" fo:text-indent="0cm" style:auto-text-indent="false" style:page-number="auto" fo:background-color="transparent" style:shadow="none">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style:style>
    <style:style style:name="Contents_20_8" style:display-name="Contents 8" style:family="paragraph" style:parent-style-name="Index" style:class="index">
      <style:paragraph-properties fo:margin-left="0.1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style:style>
    <style:style style:name="Contents_20_9" style:display-name="Contents 9" style:family="paragraph" style:parent-style-name="Index" style:class="index">
      <style:paragraph-properties fo:margin-left="0.1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style:style>
    <style:style style:name="Contents_20_10" style:display-name="Contents 10" style:family="paragraph" style:parent-style-name="Index" style:class="index">
      <style:paragraph-properties fo:margin-left="0.1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2" fo:font-family="Arial" style:font-style-name="Standard" style:font-family-generic="swiss" style:font-pitch="variable" fo:language="de" fo:country="DE"/>
    </style:style>
    <style:style style:name="Title" style:family="paragraph" style:parent-style-name="Heading" style:next-style-name="Subtitle" style:class="chapter" style:master-page-name="">
      <style:paragraph-properties fo:margin-top="0.199cm" fo:margin-bottom="0.199cm" loext:contextual-spacing="false" fo:text-align="center" style:justify-single-word="false" style:page-number="auto" fo:padding="0cm" fo:border="none" style:shadow="none">
        <style:tab-stops/>
      </style:paragraph-properties>
      <style:text-properties fo:font-size="18pt" fo:language="de" fo:country="D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BoldText" style:family="paragraph" style:parent-style-name="Table_20_Contents" style:class="extra">
      <style:text-properties fo:font-size="10pt" fo:font-weight="bold" style:font-size-asian="10pt" style:font-size-complex="10pt"/>
    </style:style>
    <style:style style:name="CenteredText"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Heading_20_6" style:display-name="Heading 6" style:family="paragraph" style:parent-style-name="Heading" style:next-style-name="Text_20_body" style:default-outline-level="6" style:class="text">
      <style:text-properties fo:font-size="80%" fo:language="de" fo:country="DE"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language="de" fo:country="DE"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language="de" fo:country="DE"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language="de" fo:country="DE"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language="de" fo:country="DE"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Page_20_Number" style:display-name="Page Number"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fo:font-family="'Droid Sans Mono'" style:font-family-generic="modern" style:font-pitch="fixed"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left="0.134cm" fo:margin-right="0cm" fo:text-indent="0cm" style:auto-text-indent="false">
        <style:tab-stops>
          <style:tab-stop style:position="8.472cm" style:type="center"/>
          <style:tab-stop style:position="16.596cm" style:type="right"/>
        </style:tab-stops>
      </style:paragraph-properties>
      <style:text-properties style:font-name="Linux Libertine O" fo:font-size="14pt" style:font-size-asian="15.25pt" style:font-size-complex="15.25pt"/>
    </style:style>
    <style:style style:name="MP2" style:family="paragraph" style:parent-style-name="Heading" style:master-page-name="TitlePage">
      <style:paragraph-properties fo:text-align="center" style:justify-single-word="false" style:page-number="auto" fo:break-before="page"/>
      <style:text-properties fo:font-weight="bold" style:font-weight-asian="bold" style:font-weight-complex="bold"/>
    </style:style>
    <style:style style:name="MP3" style:family="paragraph" style:parent-style-name="Footer">
      <style:paragraph-properties fo:margin-left="0.134cm" fo:margin-right="0cm" fo:text-indent="0cm" style:auto-text-indent="false">
        <style:tab-stops>
          <style:tab-stop style:position="8.472cm" style:type="center"/>
          <style:tab-stop style:position="16.596cm" style:type="right"/>
        </style:tab-stops>
      </style:paragraph-properties>
      <style:text-properties style:font-name="Arial1" fo:font-size="14pt" style:font-size-asian="15.25pt" style:font-size-complex="15.25pt"/>
    </style:style>
    <style:style style:name="MP4" style:family="paragraph" style:parent-style-name="Header" style:master-page-name="">
      <style:paragraph-properties fo:text-align="center" style:justify-single-word="false" style:page-number="auto" fo:break-before="page" fo:padding="0.049cm" fo:border-left="none" fo:border-right="none" fo:border-top="0.51pt solid #666666" fo:border-bottom="0.06pt solid #000000" style:shadow="none" style:join-border="false">
        <style:tab-stops>
          <style:tab-stop style:position="8.419cm" style:type="center"/>
          <style:tab-stop style:position="17.59cm" style:type="right"/>
        </style:tab-stops>
      </style:paragraph-properties>
      <style:text-properties style:font-name="Arial1" fo:font-size="16pt" style:font-size-asian="16pt" style:font-size-complex="16pt"/>
    </style:style>
    <style:page-layout style:name="Mpm1">
      <style:page-layout-properties fo:page-width="29.7cm" fo:page-height="21.001cm" style:num-format="1" style:print-orientation="landscape" fo:margin-top="1cm" fo:margin-bottom="1cm" fo:margin-left="1.499cm" fo:margin-right="1.499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shadow="none" fo:background-color="transparent" style:dynamic-spacing="false" draw:fill="none" draw:fill-color="#99ccff"/>
      </style:footer-style>
    </style:page-layout>
    <style:page-layout style:name="Mpm2">
      <style:page-layout-properties fo:page-width="29.7cm" fo:page-height="21.001cm" style:num-format="1" style:print-orientation="landscape" fo:margin-top="1cm" fo:margin-bottom="1cm" fo:margin-left="1cm" fo:margin-right="1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99ccff"/>
      </style:header-style>
      <style:footer-style>
        <style:header-footer-properties fo:min-height="1.009cm" fo:margin-left="0cm" fo:margin-right="0cm" fo:margin-top="0.499cm" fo:border="none" fo:padding="0cm" style:shadow="none" fo:background-color="transparent" style:dynamic-spacing="false" draw:fill="none" draw:fill-color="#99ccff"/>
      </style:footer-style>
    </style:page-layout>
    <style:page-layout style:name="Mpm3">
      <style:page-layout-properties fo:page-width="29.699cm" fo:page-height="20.999cm" style:num-format="1" style:print-orientation="landscape" fo:margin-top="1cm" fo:margin-bottom="1cm" fo:margin-left="2.499cm" fo:margin-right="1.499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fo:border="none" fo:padding="0cm" style:shadow="none" fo:background-color="transparent" style:dynamic-spacing="false" draw:fill="none" draw:fill-color="#99ccff"/>
      </style:header-style>
      <style:footer-style>
        <style:header-footer-properties fo:min-height="0.998cm" fo:margin-left="0cm" fo:margin-right="0cm" fo:margin-top="0.499cm" fo:border="none" fo:padding="0cm" style:shadow="none" fo:background-color="transparent" style:dynamic-spacing="false" draw:fill="none" draw:fill-color="#99ccff"/>
      </style:footer-style>
    </style:page-layout>
  </office:automatic-styles>
  <office:master-styles>
    <style:master-page style:name="Standard" style:page-layout-name="Mpm1">
      <style:footer>
        <text:p text:style-name="MP1"><text:file-name text:display="name-and-extension">RegExp in SQLITE3.odt</text:file-name><text:tab/><text:tab/><text:page-number text:select-page="current">8</text:page-number> / <text:page-count>8</text:page-count></text:p>
      </style:footer>
    </style:master-page>
    <style:master-page style:name="TitlePage" style:page-layout-name="Mpm2" style:next-style-name="Standard">
      <style:header>
        <text:p text:style-name="MP2">RegExp in sqlite3</text:p>
      </style:header>
      <style:footer>
        <text:p text:style-name="MP3"/>
      </style:footer>
    </style:master-page>
    <style:master-page style:name="Einfaches_20_Dokument" style:display-name="Einfaches Dokument" style:page-layout-name="Mpm3" style:next-style-name="Standard">
      <style:header>
        <text:p text:style-name="MP4"><text:title>Kleiner Bildverwalter</text:title></text:p>
      </style:header>
      <style:footer>
        <text:p text:style-name="MP3"><text:file-name text:display="name-and-extension">RegExp in SQLITE3.odt</text:file-name><text:tab/><text:tab/><text:page-number text:select-page="current">0</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Kleiner Bildverwalter</dc:title>
    <dc:subject>Verwalten und Betrachten von Bildsammlungen</dc:subject>
    <meta:creation-date>2008-06-25T20:35:21</meta:creation-date>
    <dc:date>2017-03-13T20:10:03.568582873</dc:date>
    <meta:editing-cycles>185</meta:editing-cycles>
    <meta:editing-duration>P1DT1H3M31S</meta:editing-duration>
    <meta:document-statistic meta:table-count="0" meta:image-count="0" meta:object-count="0" meta:page-count="8" meta:paragraph-count="216" meta:word-count="1262" meta:character-count="10320" meta:non-whitespace-character-count="8327"/>
    <meta:user-defined meta:name="ReleaseAuthor">release author</meta:user-defined>
    <meta:user-defined meta:name="ReleaseDate">release date</meta:user-defined>
    <meta:user-defined meta:name="ReleaseName">release name</meta:user-defined>
    <meta:user-defined meta:name="ReleaseVersion">release version</meta:user-defined>
  </office:meta>
</office:document-meta>
</file>